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officeooo:paragraph-rsid="0015757b"/>
    </style:style>
    <style:style style:name="P3" style:family="paragraph" style:parent-style-name="Standard">
      <style:text-properties fo:font-weight="bold" officeooo:paragraph-rsid="000ffb74" style:font-weight-asian="bold" style:font-weight-complex="bold"/>
    </style:style>
    <style:style style:name="P4" style:family="paragraph" style:parent-style-name="Standard">
      <style:text-properties style:font-name="Liberation Serif" fo:font-size="12pt" officeooo:paragraph-rsid="0020229c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f1661" style:font-size-asian="12pt" style:font-name-complex="Times New Roman" style:font-size-complex="12pt"/>
    </style:style>
    <style:style style:name="P6" style:family="paragraph" style:parent-style-name="Standard">
      <style:text-properties style:font-name="Liberation Serif" fo:font-size="12pt" officeooo:paragraph-rsid="0020229c" style:font-size-asian="12pt" style:font-name-complex="Times New Roman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ad9d1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ad9d1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2" style:family="paragraph" style:parent-style-name="Standard">
      <style:paragraph-properties fo:line-height="0.318cm" fo:text-align="justify" style:justify-single-word="false"/>
      <style:text-properties style:font-name="Liberation Serif" fo:font-size="11pt" style:font-size-asian="11pt" style:font-size-complex="11pt"/>
    </style:style>
    <style:style style:name="P13" style:family="paragraph" style:parent-style-name="Standard">
      <style:paragraph-properties fo:line-height="0.318cm" fo:text-align="justify" style:justify-single-word="false" style:snap-to-layout-grid="false"/>
      <style:text-properties style:font-name="Liberation Serif" fo:font-size="11pt" style:font-size-asian="11pt" style:font-size-complex="11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erif" fo:font-size="11pt" style:font-size-asian="11pt" style:font-name-complex="Times New Roman" style:font-size-complex="11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Serif" fo:font-size="11pt" style:font-size-asian="11pt" style:font-name-complex="Times New Roman" style:font-size-complex="11pt"/>
    </style:style>
    <style:style style:name="P16" style:family="paragraph" style:parent-style-name="Standard">
      <style:text-properties style:font-name="Liberation Serif" fo:font-size="11pt" style:font-name-asian="Symbol" style:font-size-asian="11pt" style:font-name-complex="Symbol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1pt" style:font-name-asian="Symbol" style:font-size-asian="11pt" style:font-name-complex="Symbol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1pt" style:font-name-asian="Symbol" style:font-size-asian="11pt" style:font-name-complex="Symbol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1pt" fo:language="en" fo:country="US" style:font-name-asian="Symbol" style:font-size-asian="11pt" style:font-name-complex="Symbol" style:font-size-complex="11pt"/>
    </style:style>
    <style:style style:name="P20" style:family="paragraph" style:parent-style-name="Header">
      <style:paragraph-properties>
        <style:tab-stops/>
      </style:paragraph-properties>
      <style:text-properties style:font-name="Liberation Serif" fo:font-size="11pt" style:font-size-asian="11pt" style:font-size-complex="11pt"/>
    </style:style>
    <style:style style:name="P21" style:family="paragraph" style:parent-style-name="Standard">
      <style:paragraph-properties fo:margin-left="0cm" fo:margin-right="0cm" fo:line-height="0.318cm" fo:text-align="justify" style:justify-single-word="false" fo:text-indent="0cm" style:auto-text-indent="false" style:snap-to-layout-grid="false"/>
      <style:text-properties style:font-name="Liberation Serif" fo:font-size="11pt" style:font-size-asian="11pt" style:font-size-complex="11pt"/>
    </style:style>
    <style:style style:name="P22" style:family="paragraph" style:parent-style-name="Table_20_Contents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23" style:family="paragraph" style:parent-style-name="Table_20_Contents">
      <style:text-properties officeooo:paragraph-rsid="001fd018"/>
    </style:style>
    <style:style style:name="P24" style:family="paragraph" style:parent-style-name="Table_20_Contents">
      <style:text-properties style:use-window-font-color="true" style:font-name="Liberation Serif" fo:font-size="12pt" style:text-underline-style="none" officeooo:paragraph-rsid="0020229c" style:font-size-asian="12pt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308e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officeooo:paragraph-rsid="0017308e"/>
    </style:style>
    <style:style style:name="P27" style:family="paragraph" style:parent-style-name="Standard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officeooo:paragraph-rsid="001fd018" style:font-size-asian="12pt" style:font-style-asian="normal" style:font-weight-asian="normal" style:font-size-complex="12pt" style:text-emphasize="none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style:font-name-asian="Symbol" style:font-name-complex="Symbol"/>
    </style:style>
    <style:style style:name="T4" style:family="text">
      <style:text-properties fo:color="#0000ee" style:text-underline-style="solid" style:text-underline-width="auto" style:text-underline-color="font-color" officeooo:rsid="0015bcea"/>
    </style:style>
    <style:style style:name="T5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text-emphasize="none"/>
    </style:style>
    <style:style style:name="T6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ffb74" style:font-size-asian="12pt" style:font-style-asian="normal" style:font-weight-asian="normal" style:font-size-complex="12pt" style:text-emphasize="none"/>
    </style:style>
    <style:style style:name="T7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8" style:family="text">
      <style:text-properties style:font-name="Liberation Serif" fo:font-size="12pt" officeooo:rsid="000ffb74" style:font-size-asian="12pt" style:font-size-complex="12pt"/>
    </style:style>
    <style:style style:name="T9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-asian="Liberation Serif1" style:font-name-complex="Liberation Serif1"/>
    </style:style>
    <style:style style:name="T13" style:family="text">
      <style:text-properties style:font-name-asian="Symbol" style:font-name-complex="Symbol"/>
    </style:style>
    <style:style style:name="T1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cea" style:font-size-asian="12pt" style:font-style-asian="normal" style:font-weight-asian="normal" style:font-size-complex="12pt" style:text-emphasize="none"/>
    </style:style>
    <style:style style:name="T1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name-complex="Times New Roman" style:text-emphasize="none"/>
    </style:style>
    <style:style style:name="T19" style:family="text">
      <style:text-properties style:text-outline="false" style:text-line-through-style="none" style:text-line-through-type="none" fo:language="ru" fo:country="RU" fo:font-style="normal" fo:text-shadow="none" fo:font-weight="normal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20" style:family="text">
      <style:text-properties style:text-outline="false" style:text-line-through-style="none" style:text-line-through-type="none" fo:language="ru" fo:country="RU" fo:font-style="normal" fo:text-shadow="none" fo:font-weight="normal" style:font-style-asian="normal" style:font-weight-asian="normal" style:font-name-complex="Times New Roman" style:font-style-complex="normal" style:font-weight-complex="normal" style:text-emphasize="none"/>
    </style:style>
    <style:style style:name="T21" style:family="text">
      <style:text-properties style:text-outline="false" style:text-line-through-style="none" style:text-line-through-type="none" fo:language="en" fo:country="US" fo:font-style="normal" fo:text-shadow="none" fo:font-weight="normal" style:font-style-asian="normal" style:font-weight-asian="normal" style:font-name-complex="Times New Roman" style:font-style-complex="normal" style:font-weight-complex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5">Лак S&amp;H TechnoMetal WB 184</text:p>
      <text:p text:style-name="P26"/>
      <text:p text:style-name="P1">Области применения: <text:span text:style-name="T4">Защита металлоконструкций</text:span></text:p>
      <text:p text:style-name="P1"/>
      <text:p text:style-name="P23"><text:span text:style-name="T8"><text:tab/></text:span><text:span text:style-name="T9">Лак S&amp;H TechnoMetal WB 184 п</text:span><text:span text:style-name="T14">редставляет собой водную дисперсию акриловых сополимеров с добавлением различных вспомогательных веществ (эмульгаторы, стабилизаторы и др.) и предназначен для защиты чистых металлических поверхностей или поверхностей, </text:span><text:span text:style-name="T15">покрытых следующими материалами</text:span><text:span text:style-name="T16"> </text:span><text:span text:style-name="T5">Грунтовка антикоррозионная S&amp;H TechnoMetal WB 083 </text:span><text:span text:style-name="T9">или</text:span><text:span text:style-name="T7"> </text:span><text:span text:style-name="T6">Г</text:span><text:span text:style-name="T5">рунтовка антикоррозионная S&amp;H TechnoMetal WB 048 </text:span></text:p>
      <text:p text:style-name="P24"><text:span text:style-name="T17"><text:tab/></text:span><text:span text:style-name="T18">Коррозионно-стойкое покрытие, состоящее из 3-4 слоев <text:s/>л</text:span><text:span text:style-name="T19">ака</text:span><text:span text:style-name="T20"> </text:span><text:span text:style-name="T21">S&amp;H TechnоMetal WB</text:span><text:span text:style-name="T20"> 184</text:span><text:span text:style-name="T18"> <text:s/>сохраняет декоративные и защитные свойства в условиях эксплуатации У1, У2 и УХЛ1 в течение не менее 5 лет</text:span></text:p>
      <text:p text:style-name="P27"/>
      <text:p text:style-name="P22"><text:s/></text:p>
      <text:p text:style-name="P3">Общие свойства</text:p>
      <text:p text:style-name="P4">Покрытие на основе воднодисперсионной лака помимо экологических достоинств обладает свойствами:</text:p>
      <text:p text:style-name="P4">- корозийностойкостью;</text:p>
      <text:p text:style-name="P4">- выдерживает перепады температур; </text:p>
      <text:p text:style-name="P6">- ремонтопригодно.</text:p>
      <text:p text:style-name="P5"/>
      <text:p text:style-name="P7"><text:span text:style-name="T11">Физико-химические свойства (при температуре 20</text:span><text:span text:style-name="T2">0</text:span><text:span text:style-name="T11">С)</text:span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Наименование показателя</text:p>
          </table:table-cell>
          <table:table-cell table:style-name="Таблица2.A1" office:value-type="string">
            <text:p text:style-name="P15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14">Внешний вид пленки грунта</text:p>
          </table:table-cell>
          <table:table-cell table:style-name="Таблица2.A1" office:value-type="string">
            <text:p text:style-name="P15">После высыхания образует пленку с ровной однородной поверхностью</text:p>
          </table:table-cell>
        </table:table-row>
        <table:table-row table:style-name="Таблица2.1">
          <table:table-cell table:style-name="Таблица2.A1" office:value-type="string">
            <text:p text:style-name="P20"><text:span text:style-name="T12"><text:s/></text:span>Массовая доля нелетучих веществ, %</text:p>
          </table:table-cell>
          <table:table-cell table:style-name="Таблица2.A1" office:value-type="string">
            <text:p text:style-name="P11">30-35</text:p>
          </table:table-cell>
        </table:table-row>
        <table:table-row table:style-name="Таблица2.1">
          <table:table-cell table:style-name="Таблица2.A4" office:value-type="string">
            <text:p text:style-name="P10"><text:span text:style-name="T12"><text:s/></text:span>Условная вязкость по вискозиметру ВЗ-246 с</text:p>
            <text:p text:style-name="P10">диаметром сопла 4 мм при температуре (20,0<text:span text:style-name="T13">0,5)</text:span><text:span text:style-name="T3">о</text:span><text:span text:style-name="T13">С, с, не менее</text:span></text:p>
          </table:table-cell>
          <table:table-cell table:style-name="Таблица2.A4" office:value-type="string">
            <text:p text:style-name="P18">20</text:p>
          </table:table-cell>
        </table:table-row>
        <table:table-row table:style-name="Таблица2.1">
          <table:table-cell table:style-name="Таблица2.A4" office:value-type="string">
            <text:p text:style-name="P10"><text:span text:style-name="T13">Стойкость пленки к статическому воздействию при температуре (20,02)</text:span><text:span text:style-name="T3">о</text:span><text:span text:style-name="T13">С, не менее, час</text:span></text:p>
            <text:p text:style-name="P17">воды</text:p>
            <text:p text:style-name="P17">минерального масла </text:p>
          </table:table-cell>
          <table:table-cell table:style-name="Таблица2.A4" office:value-type="string">
            <text:p text:style-name="P18">72</text:p>
            <text:p text:style-name="P19">48</text:p>
          </table:table-cell>
        </table:table-row>
        <table:table-row table:style-name="Таблица2.1">
          <table:table-cell table:style-name="Таблица2.A4" office:value-type="string">
            <text:p text:style-name="P17">Прочность пленки при ударе по прибору У-1, см, не менее </text:p>
          </table:table-cell>
          <table:table-cell table:style-name="Таблица2.A4" office:value-type="string">
            <text:p text:style-name="P18">50</text:p>
          </table:table-cell>
        </table:table-row>
        <table:table-row table:style-name="Таблица2.1">
          <table:table-cell table:style-name="Таблица2.A4" office:value-type="string">
            <text:p text:style-name="P17">Эластичность пленки при изгибе, мм,</text:p>
            <text:p text:style-name="P10"><text:span text:style-name="T12"><text:s/></text:span><text:span text:style-name="T13">не более</text:span></text:p>
          </table:table-cell>
          <table:table-cell table:style-name="Таблица2.A4" office:value-type="string">
            <text:p text:style-name="P18">1</text:p>
          </table:table-cell>
        </table:table-row>
        <table:table-row table:style-name="Таблица2.1">
          <table:table-cell table:style-name="Таблица2.A4" office:value-type="string">
            <text:p text:style-name="P9"><text:span text:style-name="T12"><text:s/></text:span><text:span text:style-name="T13">Адгезия, баллы,</text:span></text:p>
            <text:p text:style-name="P16">не более</text:p>
          </table:table-cell>
          <table:table-cell table:style-name="Таблица2.A4" office:value-type="string">
            <text:p text:style-name="P18">1</text:p>
          </table:table-cell>
        </table:table-row>
        <table:table-row table:style-name="Таблица2.1">
          <table:table-cell table:style-name="Таблица2.A4" office:value-type="string">
            <text:p text:style-name="P16">Твердость пленки по прибору ТМЛ-2124 (маятник А), условные единицы, не менее</text:p>
          </table:table-cell>
          <table:table-cell table:style-name="Таблица2.A4" office:value-type="string">
            <text:p text:style-name="P18">0,30</text:p>
          </table:table-cell>
        </table:table-row>
        <table:table-row table:style-name="Таблица2.1">
          <table:table-cell table:style-name="Таблица2.A4" office:value-type="string">
            <text:p text:style-name="P21"/>
            <text:p text:style-name="P21">Время высыхания до степени 3 при температуре</text:p>
            <text:p text:style-name="P12">(20 <text:span text:style-name="T10">+</text:span> 2)<text:span text:style-name="T1">0</text:span>С, мин, не более</text:p>
            <text:p text:style-name="P21">(90 <text:span text:style-name="T10">+</text:span> 2)<text:span text:style-name="T1">0</text:span>С, мин, не более</text:p>
          </table:table-cell>
          <table:table-cell table:style-name="Таблица2.A4" office:value-type="string">
            <text:p text:style-name="P13"/>
            <text:p text:style-name="P12"/>
            <text:p text:style-name="P12"><text:span text:style-name="T12"><text:s text:c="37"/></text:span>60</text:p>
            <text:p text:style-name="P12"><text:span text:style-name="T12"><text:s text:c="37"/></text:span>1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25T14:28:35.235573653</dc:date>
    <meta:editing-duration>PT1H7M32S</meta:editing-duration>
    <meta:editing-cycles>13</meta:editing-cycles>
    <meta:generator>LibreOffice/6.1.2.1$Linux_X86_64 LibreOffice_project/10$Build-1</meta:generator>
    <meta:document-statistic meta:table-count="1" meta:image-count="0" meta:object-count="0" meta:page-count="1" meta:paragraph-count="40" meta:word-count="225" meta:character-count="1642" meta:non-whitespace-character-count="1371"/>
  </office:meta>
</office:document-meta>
</file>